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8" style:family="paragraph" style:parent-style-name="Standard" style:list-style-name="L1">
      <style:paragraph-properties fo:text-align="start" style:justify-single-word="false"/>
      <style:text-properties fo:font-weight="normal" style:font-weight-asian="normal" style:font-weight-complex="normal"/>
    </style:style>
    <style:style style:name="P19" style:family="paragraph" style:parent-style-name="Standard" style:list-style-name="L1">
      <style:paragraph-properties fo:text-align="start" style:justify-single-word="false"/>
      <style:text-properties fo:font-weight="normal" style:font-weight-asian="normal" style:font-weight-complex="normal"/>
    </style:style>
    <style:style style:name="P20" style:family="paragraph" style:parent-style-name="Standard" style:list-style-name="L1">
      <style:paragraph-properties fo:text-align="start" style:justify-single-word="false"/>
      <style:text-properties fo:font-weight="normal" style:font-weight-asian="normal" style:font-weight-complex="normal"/>
    </style:style>
    <style:style style:name="P21" style:family="paragraph" style:parent-style-name="Standard" style:list-style-name="L1">
      <style:paragraph-properties fo:text-align="start" style:justify-single-word="false"/>
      <style:text-properties fo:font-weight="normal" style:font-weight-asian="normal" style:font-weight-complex="normal"/>
    </style:style>
    <style:style style:name="P22" style:family="paragraph" style:parent-style-name="Standard" style:list-style-name="L2">
      <style:paragraph-properties fo:text-align="start" style:justify-single-word="false"/>
      <style:text-properties fo:font-weight="normal" style:font-weight-asian="normal" style:font-weight-complex="normal"/>
    </style:style>
    <style:style style:name="P23" style:family="paragraph" style:parent-style-name="Standard" style:list-style-name="L2">
      <style:paragraph-properties fo:text-align="start" style:justify-single-word="false"/>
      <style:text-properties fo:font-weight="normal" style:font-weight-asian="normal" style:font-weight-complex="normal"/>
    </style:style>
    <style:style style:name="P2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0"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1"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2"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16">
      <style:paragraph-properties fo:text-align="start"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9"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0"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1"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2"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3"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4"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6">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7">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7">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7">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list-style-name="L13">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80" style:family="paragraph" style:parent-style-name="Standard" style:list-style-name="L13">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81" style:family="paragraph" style:parent-style-name="Standard" style:list-style-name="L13">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82" style:family="paragraph" style:parent-style-name="Standard" style:list-style-name="L15">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83" style:family="paragraph" style:parent-style-name="Standard" style:list-style-name="L15">
      <style:paragraph-properties style:text-autospace="none"/>
      <style:text-properties style:font-name="Times New Roman" fo:font-size="10pt" style:font-size-asian="10pt" style:font-size-complex="10pt"/>
    </style:style>
    <style:style style:name="P84" style:family="paragraph" style:parent-style-name="Standard" style:list-style-name="L13">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85"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86"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87"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style:font-size-asian="12pt" style:font-size-complex="12pt"/>
    </style:style>
    <style:style style:name="T5" style:family="text">
      <style:text-properties fo:font-size="12pt" style:font-name-asian="NimbusRomNo9L-Regu" style:font-size-asian="12pt" style:font-name-complex="NimbusRomNo9L-Regu" style:font-size-complex="12p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Times New Roman" fo:font-size="12pt" fo:font-weight="bold" style:font-size-asian="12pt" style:font-weight-asian="bold" style:font-size-complex="12pt" style:font-weight-complex="bold"/>
    </style:style>
    <style:style style:name="T11"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2" style:family="text">
      <style:text-properties fo:font-size="9pt" style:font-name-asian="OpenSymbol" style:font-size-asian="9pt" style:font-name-complex="OpenSymbol" style:font-size-complex="9pt"/>
    </style:style>
    <text:list-style style:name="L1">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2">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7">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8">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9">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0">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3">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4">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5">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text:list-style style:name="L16">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FF V0.4</text:p>
      <text:p text:style-name="P2"><text:a xlink:type="simple" xlink:href="http://www.biggmatt.com/">Copyright 2006 - 2008 </text:a></text:p>
      <text:p text:style-name="P2"><text:a xlink:type="simple" xlink:href="http://www.winff.org/">http://www.winff.org</text:a></text:p>
      <text:p text:style-name="P2">Licensed under the GNU Public License V3</text:p>
      <text:p text:style-name="P2"/>
      <text:p text:style-name="P7">Introduction</text:p>
      <text:p text:style-name="P3"/>
      <text:p text:style-name="P10"><text:span text:style-name="T1"><text:tab/></text:span><text:span text:style-name="T2">WinFF is a graphical user interface <text:s/>for </text:span><text:span text:style-name="T6">the command line video converter FFMPEG. It runs Ffmpeg from the command line. So, you just pick your files, and, it does the rest. </text:span></text:p>
      <text:p text:style-name="P11"/>
      <text:p text:style-name="P11"><text:s text:c="12"/>WinFF doesn't actually convert any video files. It just runs Ffmpeg. Therefore, It will convert any video file that Ffmpeg will convert. Conversely, if Ffmpeg will not convert the file, then WinFF will not either.</text:p>
      <text:p text:style-name="P11"/>
      <text:p text:style-name="P11"><text:tab/>WinFF is Open Source software. It is published under the GNU Public License Version 3. Please read License.txt or visit <text:a xlink:type="simple" xlink:href="http://www.gnu.org/">http://www.gnu.org</text:a> for more information. You may get the source from <text:a xlink:type="simple" xlink:href="http://www.winff.org/">http://www.winff.org</text:a>. Ffmpeg is open source software published under the GPL v2. You can get the full source for it from <text:a xlink:type="simple" xlink:href="http://ffmpeg.mplayerhq.hu/">http://ffmpeg.mplayerhq.hu</text:a>. Special thanks to Ramiro Polla for his awesome builds of Ffmpeg, and his Ffmpeg windows help site: <text:a xlink:type="simple" xlink:href="http://arrozcru.no-ip.org/ffmpeg/">http://arrozcru.no-ip.org/ffmpeg/</text:a></text:p>
      <text:p text:style-name="P11"/>
      <text:p text:style-name="P12">Using WinFF</text:p>
      <text:p text:style-name="P13"/>
      <text:p text:style-name="P13"><text:tab/>The File List: <text:s/><text:span text:style-name="T6">a list of files to be converted</text:span></text:p>
      <text:list text:style-name="L1">
        <text:list-item>
          <text:p text:style-name="P18">The Add Button adds files to the list</text:p>
        </text:list-item>
        <text:list-item>
          <text:p text:style-name="P18">The Remove Button removes the highlighted file from the list</text:p>
        </text:list-item>
        <text:list-item>
          <text:p text:style-name="P18">The Clear button clears the list of files to be converted</text:p>
        </text:list-item>
        <text:list-item>
          <text:p text:style-name="P18">The Play button plays the highlighted file. (the play button is a good test for conversion. If Ff Play will not play the file, Ffmpeg will not convert it. Well, there are rare exceptions.)</text:p>
        </text:list-item>
      </text:list>
      <text:p text:style-name="P11"/>
      <text:p text:style-name="P11"><text:s text:c="12"/><text:span text:style-name="T7">Choose format to convert to: </text:span>a<text:span text:style-name="T7"> </text:span>list of preset formats for the video files to be converted to.</text:p>
      <text:list text:style-name="L2">
        <text:list-item>
          <text:p text:style-name="P22">Choose the output format of the video files.</text:p>
        </text:list-item>
        <text:list-item>
          <text:p text:style-name="P22">You may add/remove/edit the presets by choosing <text:span text:style-name="T8">Edit Presets</text:span><text:span text:style-name="T9"> from the file menu.</text:span></text:p>
          <text:p text:style-name="P25">(See <text:span text:style-name="T7">Editing Presets</text:span> further in the this document)</text:p>
        </text:list-item>
      </text:list>
      <text:p text:style-name="P14"/>
      <text:p text:style-name="P15"><text:tab/>Destination Folder: <text:span text:style-name="T6">where to put the converted video files.</text:span></text:p>
      <text:p text:style-name="P14"/>
      <text:p text:style-name="P14"><text:tab/><text:span text:style-name="T7">Start Converting: </text:span>Starts the conversion process.</text:p>
      <text:list text:style-name="L3">
        <text:list-item>
          <text:p text:style-name="P26">Runs Ffmpeg on the files in the file list in a DOS window.</text:p>
        </text:list-item>
        <text:list-item>
          <text:p text:style-name="P26">Ffmpeg will tell you the reasons it failed, or it will count of the percentage of the current file completed.</text:p>
        </text:list-item>
        <text:list-item>
          <text:p text:style-name="P26">If Ffmpeg fails you can most likely find a way to convert your file by googling for “Ffmpeg” and the type of video file.</text:p>
        </text:list-item>
        <text:list-item>
          <text:p text:style-name="P26">After you have the information to convert the file(s). You can enter additional parameters in the <text:span text:style-name="T8">Additional Command Line Parameters</text:span>.</text:p>
        </text:list-item>
        <text:list-item>
          <text:p text:style-name="P26">Again, the Play button is a good test. If Ff play will not play the file, Ffmpeg will most likely not convert it.</text:p>
        </text:list-item>
      </text:list>
      <text:p text:style-name="P14"/>
      <text:p text:style-name="P14"><text:soft-page-break/></text:p>
      <text:p text:style-name="P15"><text:tab/>File Menu</text:p>
      <text:list text:style-name="L16">
        <text:list-item>
          <text:p text:style-name="P39"><text:span text:style-name="T7">Import Preset:</text:span> Imports a preset from a file</text:p>
        </text:list-item>
        <text:list-item>
          <text:p text:style-name="P39"><text:span text:style-name="T7">About WinFF:</text:span> Credits and thanks.</text:p>
        </text:list-item>
        <text:list-item>
          <text:p text:style-name="P39"><text:span text:style-name="T7">Exit:</text:span> closes the program</text:p>
        </text:list-item>
      </text:list>
      <text:p text:style-name="P14"/>
      <text:p text:style-name="P15"><text:tab/>Edit Menu</text:p>
      <text:list text:style-name="L16">
        <text:list-item>
          <text:p text:style-name="P39"><text:span text:style-name="T7">Presets:</text:span> Opens the Preset Editor.</text:p>
        </text:list-item>
        <text:list-item>
          <text:p text:style-name="P39"><text:span text:style-name="T7">Preferences:</text:span> Opens the Preferences.</text:p>
        </text:list-item>
      </text:list>
      <text:p text:style-name="P14"/>
      <text:p text:style-name="P15"><text:tab/>Options Menu</text:p>
      <text:list text:style-name="L16">
        <text:list-item>
          <text:p text:style-name="P39"><text:span text:style-name="T7">Additional Options:</text:span> Shows the Additional Options</text:p>
        </text:list-item>
        <text:list-item>
          <text:p text:style-name="P39"><text:span text:style-name="T7">Display CMD Line:</text:span> Displays the script to be run instead of converting.</text:p>
        </text:list-item>
        <text:list-item>
          <text:p text:style-name="P39"><text:span text:style-name="T7">Pause on Finish:</text:span> Pauses the script at the end of conversion </text:p>
        </text:list-item>
        <text:list-item>
          <text:p text:style-name="P39"><text:span text:style-name="T7">Shutdown on Finish</text:span>: Shuts down the computer when finished converting</text:p>
        </text:list-item>
      </text:list>
      <text:p text:style-name="P15"><text:tab/></text:p>
      <text:p text:style-name="P15"/>
      <text:p text:style-name="P15"><text:tab/>Additional Options: <text:span text:style-name="T6">Common options for most video conversions</text:span></text:p>
      <text:list text:style-name="L4">
        <text:list-item>
          <text:p text:style-name="P31"><text:span text:style-name="T7">Video Bitrate:</text:span> The default video bitrate if not specified is 200kb/s. The video bitrate is specified in kb/s. So, 546 would be 546 kb/s.</text:p>
        </text:list-item>
        <text:list-item>
          <text:p text:style-name="P31"><text:span text:style-name="T7">Video Frame Rate: </text:span>Frames per second of the output video. </text:p>
        </text:list-item>
        <text:list-item>
          <text:p text:style-name="P49">Video Size: <text:span text:style-name="T6">The size is the height and width of the output video. For example: 704x480 is the standard size for NTSC DVD. It should be specified in the format [width]x[height]. For example, 320 by 240 would be 320x240. </text:span></text:p>
        </text:list-item>
        <text:list-item>
          <text:p text:style-name="P49">Aspect Ratio: <text:span text:style-name="T6">sets the aspect ratio for the output video. (4:3, 16:9, 1.3333 or <text:s/>1.777). The default is the same as the input video.</text:span></text:p>
        </text:list-item>
        <text:list-item>
          <text:p text:style-name="P31"><text:span text:style-name="T7">Audio Bitrate:</text:span> set the audio bitrate in kbits/second. The default is 64kb/s.</text:p>
        </text:list-item>
        <text:list-item>
          <text:p text:style-name="P49">Audio Sampling Rate: <text:span text:style-name="T6">The samples per second of the audio, specified in Hertz. The Default is 44100h.</text:span></text:p>
        </text:list-item>
        <text:list-item>
          <text:p text:style-name="P49">AC<text:span text:style-name="T6">: Specifies the number of audio channels.</text:span></text:p>
        </text:list-item>
        <text:list-item>
          <text:p text:style-name="P49">2 pass<text:span text:style-name="T6">: Runs two passes of ffmpeg on a video for higher quality.</text:span></text:p>
        </text:list-item>
        <text:list-item>
          <text:p text:style-name="P49">Deinterlace<text:span text:style-name="T6">: removes interlacing from the video.</text:span></text:p>
        </text:list-item>
      </text:list>
      <text:p text:style-name="P14"/>
      <text:p text:style-name="P15"><text:tab/>Additional Command Line Parameters: <text:span text:style-name="T6">For advanced users.</text:span></text:p>
      <text:list text:style-name="L5">
        <text:list-item>
          <text:p text:style-name="P34">This allows you to specify any legal Ffmpeg options</text:p>
        </text:list-item>
        <text:list-item>
          <text:p text:style-name="P34">Beware of specifying one that is specified already in the additional options.</text:p>
        </text:list-item>
        <text:list-item>
          <text:p text:style-name="P34">Most presets already set the video and audio output codecs.</text:p>
        </text:list-item>
        <text:list-item>
          <text:p text:style-name="P34">An example: “-ss 00:01:00” would seek to 1 minute into the video before converting</text:p>
        </text:list-item>
      </text:list>
      <text:p text:style-name="P14"/>
      <text:p text:style-name="P14"/>
      <text:p text:style-name="P14"/>
      <text:p text:style-name="P14"/>
      <text:p text:style-name="P14"/>
      <text:p text:style-name="P8">Editing Presets</text:p>
      <text:p text:style-name="P8"/>
      <text:p text:style-name="P4"><text:tab/>The presets editor is open by choosing “Presets” from the Edit menu. Once open you will see the list of presets. Clicking a Preset will fill the boxes below with the selected preset's information. </text:p>
      <text:p text:style-name="P4"/>
      <text:p text:style-name="P6"><text:soft-page-break/><text:tab/>Preset Name: <text:span text:style-name="T6">This is an internal name used in the xml file.</text:span></text:p>
      <text:list text:style-name="L6">
        <text:list-item>
          <text:p text:style-name="P56">It must follow all the rules of an XML tag name.</text:p>
        </text:list-item>
        <text:list-item>
          <text:p text:style-name="P56">Namely one word, only letters and number.</text:p>
        </text:list-item>
        <text:list-item>
          <text:p text:style-name="P56">If the preset name is the same as another preset the existing preset will be replaced by the current information.</text:p>
        </text:list-item>
      </text:list>
      <text:p text:style-name="P6"/>
      <text:p text:style-name="P4"><text:span text:style-name="T7"><text:tab/>Preset Label:</text:span> This is the label shown in the list of presets shown on the main window</text:p>
      <text:list text:style-name="L7">
        <text:list-item>
          <text:p text:style-name="P59">It may contain any characters you wish.</text:p>
        </text:list-item>
        <text:list-item>
          <text:p text:style-name="P59">It should be descriptive.</text:p>
        </text:list-item>
        <text:list-item>
          <text:p text:style-name="P59">About 40 characters max visible. Extra will be shown as <text:s/>“...”</text:p>
        </text:list-item>
      </text:list>
      <text:p text:style-name="P4"/>
      <text:p text:style-name="P6"><text:tab/>Preset Command Line Parameters: <text:span text:style-name="T6">This is the Ffmpeg parameters for the preset.</text:span></text:p>
      <text:list text:style-name="L8">
        <text:list-item>
          <text:p text:style-name="P62">The params will be specified after “-i inputfile” and before the output filename.</text:p>
        </text:list-item>
        <text:list-item>
          <text:p text:style-name="P62">Spacing of params should be the same as if the were typed into the command line.</text:p>
        </text:list-item>
        <text:list-item>
          <text:p text:style-name="P62">Spacing before and after the params will be handled automatically</text:p>
        </text:list-item>
        <text:list-item>
          <text:p text:style-name="P62">It is not advisable to specify params such as <text:s/>frame rate (“-r”) and audio rate (“-ar”) that are specified in the additional options.</text:p>
        </text:list-item>
        <text:list-item>
          <text:p text:style-name="P62">Do not specify the input or output file names.</text:p>
        </text:list-item>
        <text:list-item>
          <text:p text:style-name="P62">Existing Presets are great examples.</text:p>
        </text:list-item>
      </text:list>
      <text:p text:style-name="P4"><text:line-break/><text:span text:style-name="T7"><text:tab/>Preset Extension: </text:span>The file extension of the output files.</text:p>
      <text:list text:style-name="L9">
        <text:list-item>
          <text:p text:style-name="P68">This also specifies the container format for the file.</text:p>
        </text:list-item>
        <text:list-item>
          <text:p text:style-name="P68">Use “-f “ in the params to force a particular format.</text:p>
        </text:list-item>
      </text:list>
      <text:p text:style-name="P4"/>
      <text:p text:style-name="P4"><text:span text:style-name="T7"><text:tab/>Preset Category: </text:span>The Category for the Preset to be shown in.</text:p>
      <text:list text:style-name="L9">
        <text:list-item>
          <text:p text:style-name="P68">To create a new category, just type a new name.</text:p>
        </text:list-item>
        <text:list-item>
          <text:p text:style-name="P68">To use an existing category, enter the category.</text:p>
        </text:list-item>
      </text:list>
      <text:p text:style-name="P4"/>
      <text:p text:style-name="P6"><text:tab/>Add/Update Button: <text:span text:style-name="T6">adds or updates the current preset</text:span></text:p>
      <text:list text:style-name="L10">
        <text:list-item>
          <text:p text:style-name="P69">You will be asked to confirm the addition or update.</text:p>
        </text:list-item>
        <text:list-item>
          <text:p text:style-name="P69">Once a preset is add it will be available in the main window but is not saved to disk until the SAVE button is pressed.</text:p>
        </text:list-item>
      </text:list>
      <text:p text:style-name="P4"><text:tab/></text:p>
      <text:p text:style-name="P6"><text:tab/>Delete Button: <text:span text:style-name="T6">Deletes the current preset.</text:span></text:p>
      <text:p text:style-name="P4"/>
      <text:p text:style-name="P6"><text:tab/>SAVE Button: <text:span text:style-name="T6">Saves the presets to presets.xml</text:span></text:p>
      <text:list text:style-name="L11">
        <text:list-item>
          <text:p text:style-name="P71">Saves all the presets and refreshes the list</text:p>
        </text:list-item>
      </text:list>
      <text:p text:style-name="P4"/>
      <text:p text:style-name="P6"><text:tab/>Close Button: <text:span text:style-name="T6">Close the preset editor.</text:span></text:p>
      <text:list text:style-name="L12">
        <text:list-item>
          <text:p text:style-name="P72">Closes the window but does not save</text:p>
        </text:list-item>
        <text:list-item>
          <text:p text:style-name="P72">Preset changes are available in the main window, but not saved.</text:p>
        </text:list-item>
        <text:list-item>
          <text:p text:style-name="P72">If you have not saved, the next time WinFF is started the presets will revert.<text:span text:style-name="T7"><text:tab/></text:span></text:p>
        </text:list-item>
      </text:list>
      <text:p text:style-name="P6"/>
      <text:p text:style-name="P16"><text:span text:style-name="T1"><text:tab/></text:span><text:span text:style-name="T10">Import Button: </text:span><text:span text:style-name="T11">Imports a preset from a file.</text:span></text:p>
      <text:list text:style-name="L13">
        <text:list-item>
          <text:p text:style-name="P79"><text:span text:style-name="T12"><text:s/></text:span><text:span text:style-name="T5">Name and Label must be unique</text:span></text:p>
        </text:list-item>
        <text:list-item>
          <text:p text:style-name="P79"><text:span text:style-name="T12"><text:s/></text:span><text:span text:style-name="T5">At this time only one preset can be imported per file</text:span></text:p>
        </text:list-item>
        <text:list-item>
          <text:p text:style-name="P79"><text:span text:style-name="T12"><text:s/></text:span><text:span text:style-name="T5">WinFF presets are saved as “.wff” files</text:span></text:p>
          <text:p text:style-name="P84"/>
        </text:list-item>
      </text:list>
      <text:p text:style-name="P17"><text:span text:style-name="T1"><text:tab/>Export Button</text:span><text:span text:style-name="T4">: </text:span><text:span text:style-name="T5">Exports a preset to a file</text:span></text:p>
      <text:list text:style-name="L14">
        <text:list-item>
          <text:p text:style-name="P85"><text:soft-page-break/>Exports the currently selected preset to a file</text:p>
        </text:list-item>
        <text:list-item>
          <text:p text:style-name="P85">At this time only one preset can be exported per file</text:p>
        </text:list-item>
      </text:list>
      <text:list text:style-name="L15">
        <text:list-item>
          <text:p text:style-name="P82"><text:span text:style-name="T12"><text:s/></text:span><text:span text:style-name="T5">WinFF presets are saved as “.wff”</text:span></text:p>
        </text:list-item>
        <text:list-item>
          <text:p text:style-name="P83"><text:span text:style-name="T12"><text:s/></text:span><text:span text:style-name="T5">.wff files are the same format as the presets file</text:span></text:p>
        </text:list-item>
      </text:list>
      <text:p text:style-name="P8"/>
      <text:p text:style-name="P8">General Preferences</text:p>
      <text:p text:style-name="P4"/>
      <text:p text:style-name="P4"><text:tab/>The Default Directory is the directory that will be set as the destination directory at start up. If “Remember Last” is checked then WinFF will remember the destination directory from the last time it was ran. </text:p>
      <text:p text:style-name="P4"/>
      <text:p text:style-name="P4"><text:tab/>Multithreading for dual core processors use's Ffmpeg's -threads2 parameter. It work on some codec but not all and the codecs it works on is various in windows and linux.</text:p>
      <text:p text:style-name="P4"/>
      <text:p text:style-name="P8">Prefernces For Windows XP</text:p>
      <text:p text:style-name="P4"/>
      <text:p text:style-name="P4"><text:tab/>First things first: If WinFF is running under Win XP the Linux/Unix tab is completely non-functional. Don't worry about screwinganything up, cause it just won't happen.</text:p>
      <text:p text:style-name="P4"/>
      <text:p text:style-name="P10"><text:span text:style-name="T3"><text:tab/>The path to ffmpeg.exe is the full path to ffmpeg. Such as “</text:span>C:\Program Files\Win<text:span text:style-name="T3">FF\winff.exe” You may change this to any location you have installed ffmpeg.exe. If you leave this blank, WinFF will automaticly revert to the location of winff.exe and assume ffmpeg.exe is in the same directory.</text:span></text:p>
      <text:p text:style-name="P4"/>
      <text:p text:style-name="P4"><text:tab/>The path to ffplay functions exactly like the path to ffmpeg.exe, except it should point to ffplay.exe. </text:p>
      <text:p text:style-name="P4"/>
      <text:p text:style-name="P8">Prefernces For Unix/Linux</text:p>
      <text:p text:style-name="P4"/>
      <text:p text:style-name="P4"><text:tab/>Viceversa to Win XP: If WinFF is running under Linux or another flavor of Unix. The Win XP tab is completely non-functional. Don't worry about screwing anything up, cause it just won't happen.</text:p>
      <text:p text:style-name="P4"/>
      <text:p text:style-name="P4"><text:tab/>The Path to FFmpeg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
      <text:p text:style-name="P4"><text:tab/>The path to FFplay functions exactly like the path to FFmpeg.exe, except it should point to ffplay.exe. </text:p>
      <text:p text:style-name="P4"/>
      <text:p text:style-name="P10"><text:span text:style-name="T3"><text:tab/>The Terminal to Use is the full path to the terminal you wish to use. WinFF defaults to Xterm as almost all X-windows systems have Xterm installed.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rminal Options can be anything you like, but must include as the last option, the option to execute the remainder of the command line. Again for example, Xterm uses “-e”, and Gnome-Terminal uses “-x”.</text:p>
      <text:p text:style-name="P4"><text:soft-page-break/></text:p>
      <text:p text:style-name="P4"/>
      <text:p text:style-name="P8">Further Reading</text:p>
      <text:p text:style-name="P4"/>
      <text:p text:style-name="P4"><text:tab/>For more in depth information on the Ffmpeg command line please see <text:a xlink:type="simple" xlink:href="http://ffmpeg.mplayerhq.hu/ffmpeg-doc.html">http://ffmpeg.mplayerhq.hu/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5"/>
      <text:p text:style-name="P4"/>
      <text:p text:style-name="P4"/>
      <text:p text:style-name="P9"/>
      <text:p text:style-name="P9"/>
      <text:p text:style-name="P14"/>
      <text:p text:style-name="P14"><text:s/></text:p>
      <text:list text:style-name="L4">
        <text:list-header>
          <text:p text:style-name="P31"><text:s/></text:p>
        </text:list-header>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ig Matt</meta:initial-creator>
    <meta:creation-date>2006-09-10T02:00:21</meta:creation-date>
    <dc:date>2008-03-22T19:11:14</dc:date>
    <meta:editing-cycles>10</meta:editing-cycles>
    <meta:editing-duration>PT2H19M14S</meta:editing-duration>
    <meta:user-defined meta:name="Info 1"/>
    <meta:user-defined meta:name="Info 2"/>
    <meta:user-defined meta:name="Info 3"/>
    <meta:user-defined meta:name="Info 4"/>
    <meta:document-statistic meta:table-count="0" meta:image-count="0" meta:object-count="0" meta:page-count="5" meta:paragraph-count="113" meta:word-count="1590" meta:character-count="9153"/>
  </office:meta>
</office:document-meta>
</file>